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1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none" draw:stroke-dash="Dashed_20__28_var_29__20_1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3" style:family="graphic" style:parent-style-name="standard">
      <style:graphic-properties draw:stroke="none" draw:stroke-dash="Dashed_20__28_var_29__20_1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none" draw:stroke-dash="Dashed_20__28_var_29__20_1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758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none" draw:stroke-dash="Dashed_20__28_var_29__20_1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68a224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4c98" style:text-outline="false" style:text-line-through-style="none" style:text-line-through-type="none" style:font-name="Bitstream Vera Sans" fo:font-size="9pt" fo:font-style="normal" fo:text-shadow="none" style:text-underline-style="solid" style:text-underline-width="auto" style:text-underline-color="font-color" fo:font-weight="normal" style:letter-kerning="true" style:font-name-asian="Arial Unicode MS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ad4296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T1" style:family="text">
      <style:text-properties fo:color="#68a224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2" style:family="text">
      <style:text-properties fo:color="#004c98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T4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T5" style:family="text">
      <style:text-properties fo:color="#ad4296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T6" style:family="text">
      <style:text-properties fo:color="#ec9804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T7" style:family="text">
      <style:text-properties fo:color="#7dcedf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T8" style:family="text">
      <style:text-properties fo:color="#ff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0.574cm" svg:y1="13.283cm" svg:x2="10.58cm" svg:y2="16.394cm">
            <text:p/>
          </draw:line>
          <draw:line draw:style-name="gr1" draw:text-style-name="P1" draw:layer="layout" svg:x1="10.588cm" svg:y1="14.002cm" svg:x2="11.665cm" svg:y2="14.002cm">
            <text:p/>
          </draw:line>
          <draw:frame draw:style-name="gr2" draw:text-style-name="P3" draw:layer="layout" svg:width="0.925cm" svg:height="0.38cm" svg:x="10.715cm" svg:y="13.322cm">
            <draw:text-box>
              <text:p text:style-name="P2"><text:span text:style-name="T1">4</text:span></text:p>
            </draw:text-box>
          </draw:frame>
          <draw:frame draw:style-name="gr2" draw:text-style-name="P4" draw:layer="layout" svg:width="1.486cm" svg:height="0.38cm" svg:x="9.228cm" svg:y="13.324cm">
            <draw:text-box>
              <text:p text:style-name="P2"><text:span text:style-name="T2">7 5 , 8</text:span></text:p>
            </draw:text-box>
          </draw:frame>
          <draw:frame draw:style-name="gr3" draw:text-style-name="P6" draw:layer="layout" svg:width="1.213cm" svg:height="0.63cm" svg:x="9.339cm" svg:y="14.389cm">
            <draw:text-box>
              <text:p text:style-name="P5"><text:span text:style-name="T3">3 <text:s/>8</text:span></text:p>
            </draw:text-box>
          </draw:frame>
          <draw:frame draw:style-name="gr4" draw:text-style-name="P7" draw:layer="layout" svg:width="0.736cm" svg:height="1.008cm" svg:x="10.05cm" svg:y="14.991cm">
            <draw:text-box>
              <text:p text:style-name="P2"><text:span text:style-name="T4"><text:s/></text:span><text:span text:style-name="T4">0</text:span></text:p>
            </draw:text-box>
          </draw:frame>
          <draw:frame draw:style-name="gr5" draw:text-style-name="P8" draw:layer="layout" svg:width="1.463cm" svg:height="0.63cm" svg:x="10.417cm" svg:y="13.975cm">
            <draw:text-box>
              <text:p text:style-name="P2"><text:span text:style-name="T5">1</text:span><text:span text:style-name="T6">8</text:span><text:span text:style-name="T4">,</text:span><text:span text:style-name="T7">9</text:span><text:span text:style-name="T8">5</text:span></text:p>
            </draw:text-box>
          </draw:frame>
          <draw:frame draw:style-name="gr3" draw:text-style-name="P6" draw:layer="layout" svg:width="2.066cm" svg:height="0.63cm" svg:x="9.743cm" svg:y="14.894cm">
            <draw:text-box>
              <text:p text:style-name="P5"><text:span text:style-name="T3">2 0</text:span></text:p>
            </draw:text-box>
          </draw:frame>
          <draw:frame draw:style-name="gr3" draw:text-style-name="P6" draw:layer="layout" svg:width="1.209cm" svg:height="0.63cm" svg:x="9.046cm" svg:y="13.915cm">
            <draw:text-box>
              <text:p text:style-name="P5"><text:span text:style-name="T3">3 5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1:25:09.149779474</meta:creation-date>
    <dc:date>2018-02-08T11:25:38.290994672</dc:date>
    <meta:editing-duration>PT29S</meta:editing-duration>
    <meta:editing-cycles>1</meta:editing-cycles>
    <meta:document-statistic meta:object-count="10"/>
    <meta:generator>LibreOffice/6.0.0.3$MacOSX_X86_64 LibreOffice_project/64a0f66915f38c6217de274f0aa8e15618924765</meta:generator>
  </office:meta>
</office:document-meta>
</file>